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8d6" officeooo:paragraph-rsid="000738d6"/>
    </style:style>
    <style:style style:name="P2" style:family="paragraph" style:parent-style-name="Standard">
      <style:text-properties officeooo:rsid="000738d6" officeooo:paragraph-rsid="000738d6"/>
    </style:style>
    <style:style style:name="P3" style:family="paragraph" style:parent-style-name="Standard">
      <style:text-properties officeooo:rsid="0009910d" officeooo:paragraph-rsid="0009910d"/>
    </style:style>
    <style:style style:name="P4" style:family="paragraph" style:parent-style-name="Standard">
      <style:text-properties officeooo:paragraph-rsid="0009910d"/>
    </style:style>
    <style:style style:name="P5" style:family="paragraph" style:parent-style-name="Standard">
      <style:text-properties officeooo:rsid="000d6a11" officeooo:paragraph-rsid="000d6a11"/>
    </style:style>
    <style:style style:name="T1" style:family="text">
      <style:text-properties officeooo:rsid="000991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ic Nisley</text:p>
      <text:p text:style-name="P1">COSC 4785</text:p>
      <text:p text:style-name="P1">Program 3 Error Handling Explained</text:p>
      <text:p text:style-name="P1"/>
      <text:p text:style-name="P1">Lexical Errors will be printed by the lexical analyzer at the time they are encountered. They will match the following format.</text:p>
      <text:p text:style-name="P1"/>
      <text:p text:style-name="P1">&lt;Error token&gt; type lexical error at &lt;yylineno&gt; : &lt;firstColumn&gt; :: <text:s/>&lt;value&gt;</text:p>
      <text:p text:style-name="P1"/>
      <text:p text:style-name="P1">Syntactic Errors:</text:p>
      <text:p text:style-name="P1"/>
      <text:p text:style-name="P4"><text:span text:style-name="T1">We check for two errors in elements. One will attempt to catch locations where the author may have forgotten a semicolon. The other will catch anything that can’t be matched as either a variable declaration or an expression;</text:span></text:p>
      <text:p text:style-name="P3"/>
      <text:p text:style-name="P3">We check for an error in vardec. This will catch anything that was matched as a variable declaration, but can’t be matched correctly to a specific type.</text:p>
      <text:p text:style-name="P3"/>
      <text:p text:style-name="P4"><text:span text:style-name="T1">We check for an error in new expression. This will catch anything starting with new that doesn’t match a valid new expression type.</text:span></text:p>
      <text:p text:style-name="P4"/>
      <text:p text:style-name="P5">We didn’t check for errors in exp as error patterns in this location result in a large number of shift reduce errors.</text:p>
      <text:p text:style-name="P5"/>
      <text:p text:style-name="P5">We didn’t check for errors in other locations as they often gave strange result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10-15T15:43:39.224275880</meta:creation-date>
    <dc:date>2021-10-16T11:39:27.578346815</dc:date>
    <meta:editing-duration>PT19M3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167" meta:character-count="975" meta:non-whitespace-character-count="818"/>
  </office:meta>
</office:document-meta>
</file>